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877cm"/>
    </style:style>
    <style:style style:name="Tabla1.B" style:family="table-column">
      <style:table-column-properties style:column-width="12.123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loext:padding="0cm" loext:border="none"/>
    </style:style>
    <style:style style:name="T5" style:family="text">
      <style:text-properties fo:background-color="transparent" loext:char-shading-value="0" loext:padding="0cm" loext:border="none"/>
    </style:style>
    <style:style style:name="T6" style:family="text">
      <style:text-properties officeooo:rsid="001d40c3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utas de archivos <text:span text:style-name="T6">en </text:span>HTML</text:h>
      <text:p text:style-name="Horizontal_20_Line"/>
      <text:p text:style-name="P6">Una ruta de archivo describe la ubicación de un archivo en la estructura de carpetas de un sitio web.</text:p>
      <text:p text:style-name="Horizontal_20_Line"/>
      <text:h text:style-name="P2" text:outline-level="2">Ejemplos de ruta de archivo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amino</text:p>
          </table:table-cell>
          <table:table-cell table:style-name="Tabla1.A1" office:value-type="string">
            <text:p text:style-name="P5">Descripción</text:p>
          </table:table-cell>
        </table:table-row>
        <table:table-row table:style-name="Tabla1.2">
          <table:table-cell table:style-name="Tabla1.A1" office:value-type="string">
            <text:p text:style-name="P4">&lt;img src="imagen.jpg"&gt;</text:p>
          </table:table-cell>
          <table:table-cell table:style-name="Tabla1.A1" office:value-type="string">
            <text:p text:style-name="P4">El archivo "picture.jpg" se encuentra en la misma carpeta que la página actual.</text:p>
          </table:table-cell>
        </table:table-row>
        <table:table-row table:style-name="Tabla1.1">
          <table:table-cell table:style-name="Tabla1.A1" office:value-type="string">
            <text:p text:style-name="P4">&lt;img src="imagenes/imagen.jpg"&gt;</text:p>
          </table:table-cell>
          <table:table-cell table:style-name="Tabla1.A1" office:value-type="string">
            <text:p text:style-name="P4">El archivo "imagen.jpg" se encuentra en la carpeta de imágenes de la carpeta actual</text:p>
          </table:table-cell>
        </table:table-row>
        <table:table-row table:style-name="Tabla1.2">
          <table:table-cell table:style-name="Tabla1.A1" office:value-type="string">
            <text:p text:style-name="P4">&lt;img src="/images/imagen.jpg"&gt;</text:p>
          </table:table-cell>
          <table:table-cell table:style-name="Tabla1.A1" office:value-type="string">
            <text:p text:style-name="P4">El archivo "picture.jpg" se encuentra en la carpeta de imágenes en la raíz de la página web actual.</text:p>
          </table:table-cell>
        </table:table-row>
        <table:table-row table:style-name="Tabla1.1">
          <table:table-cell table:style-name="Tabla1.A1" office:value-type="string">
            <text:p text:style-name="P4">&lt;img src="../imagen.jpg"&gt;</text:p>
          </table:table-cell>
          <table:table-cell table:style-name="Tabla1.A1" office:value-type="string">
            <text:p text:style-name="P4">El archivo "imagen.jpg" se encuentra en la carpeta un nivel <text:span text:style-name="T6">superior</text:span> de la carpeta actual</text:p>
          </table:table-cell>
        </table:table-row>
      </table:table>
      <text:p text:style-name="Horizontal_20_Line"/>
      <text:h text:style-name="P2" text:outline-level="2">Rutas de archivos <text:span text:style-name="T6">en </text:span>HTML</text:h>
      <text:p text:style-name="P6">Una ruta de archivo describe la ubicación de un archivo en la estructura de carpetas de un sitio web.</text:p>
      <text:p text:style-name="P6">Las rutas de archivos se utilizan al vincular archivos externos, como:</text:p>
      <text:list text:style-name="L1">
        <text:list-item>
          <text:p text:style-name="P7">páginas web</text:p>
        </text:list-item>
        <text:list-item>
          <text:p text:style-name="P7">Imágenes</text:p>
        </text:list-item>
        <text:list-item>
          <text:p text:style-name="P7">Hojas de estilo</text:p>
        </text:list-item>
        <text:list-item>
          <text:p text:style-name="P8">JavaScripts</text:p>
        </text:list-item>
      </text:list>
      <text:p text:style-name="Horizontal_20_Line"/>
      <text:h text:style-name="P2" text:outline-level="2">Rutas absolutas de archivos</text:h>
      <text:p text:style-name="P6">Una ruta de archivo absoluta es la URL completa de un archivo:</text:p>
      <text:h text:style-name="P3" text:outline-level="3">Ejemplo</text:h>
      <text:p text:style-name="P9"><text:span text:style-name="T2">&lt;</text:span>img<text:span text:style-name="T3"> src</text:span><text:span text:style-name="T2">="https://www.w3schools.com/images/picture.jpg"</text:span><text:span text:style-name="T3"> alt</text:span><text:span text:style-name="T2">="Mountain"&gt;</text:span></text:p>
      <text:p text:style-name="P6"><text:span text:style-name="T4"><text:s/></text:span></text:p>
      <text:p text:style-name="Horizontal_20_Line"/>
      <text:h text:style-name="P2" text:outline-level="2">Rutas de archivo relativas</text:h>
      <text:p text:style-name="P6">Una ruta de archivo relativa apunta a un archivo relativo a la página actual.</text:p>
      <text:p text:style-name="P6">En el siguiente ejemplo, la ruta del archivo apunta a un archivo en la carpeta de imágenes ubicada en la raíz de la web actual:</text:p>
      <text:h text:style-name="P3" text:outline-level="3"><text:soft-page-break/>Ejemplo</text:h>
      <text:p text:style-name="P9"><text:span text:style-name="T2">&lt;</text:span>img<text:span text:style-name="T3"> src</text:span><text:span text:style-name="T2">="/images/picture.jpg"</text:span><text:span text:style-name="T3"> alt</text:span><text:span text:style-name="T2">="Mountain"&gt;</text:span></text:p>
      <text:p text:style-name="P6"><text:span text:style-name="T4"><text:s/></text:span></text:p>
      <text:p text:style-name="P6">En el siguiente ejemplo, la ruta del archivo apunta a un archivo en la carpeta de imágenes ubicada en la carpeta actual:</text:p>
      <text:h text:style-name="P3" text:outline-level="3">Ejemplo</text:h>
      <text:p text:style-name="P9"><text:span text:style-name="T2">&lt;</text:span>img<text:span text:style-name="T3"> src</text:span><text:span text:style-name="T2">="images/picture.jpg"</text:span><text:span text:style-name="T3"> alt</text:span><text:span text:style-name="T2">="Mountain"&gt;</text:span></text:p>
      <text:p text:style-name="P6"><text:span text:style-name="T4"><text:s text:c="2"/></text:span></text:p>
      <text:p text:style-name="P6">En el siguiente ejemplo, la ruta del archivo apunta a un archivo en la carpeta de imágenes ubicada en la carpeta un nivel <text:span text:style-name="T6">superior</text:span> de la carpeta actual:</text:p>
      <text:h text:style-name="P3" text:outline-level="3">Ejemplo</text:h>
      <text:p text:style-name="P9"><text:span text:style-name="T2">&lt;</text:span>img<text:span text:style-name="T3"> src</text:span><text:span text:style-name="T2">="../images/picture.jpg"</text:span><text:span text:style-name="T3"> alt</text:span><text:span text:style-name="T2">="Mountain"&gt;</text:span></text:p>
      <text:p text:style-name="P6"><text:span text:style-name="T4"><text:s/></text:span></text:p>
      <text:p text:style-name="Horizontal_20_Line"/>
      <text:h text:style-name="P2" text:outline-level="2">Mejores prácticas</text:h>
      <text:p text:style-name="P6">Es una buena práctica utilizar rutas de archivo relativas (si es posible).</text:p>
      <text:p text:style-name="P6">Al utilizar rutas de archivos relativas, sus páginas web no estarán vinculadas a su URL base actual. Todos los enlaces funcionarán en su propia computadora (localhost), así como en su dominio público actual y sus dominios públicos futuro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40:52.429000000</meta:creation-date>
    <dc:date>2024-02-28T16:43:46.568000000</dc:date>
    <meta:editing-duration>PT2M54S</meta:editing-duration>
    <meta:editing-cycles>1</meta:editing-cycles>
    <meta:document-statistic meta:table-count="1" meta:image-count="0" meta:object-count="0" meta:page-count="2" meta:paragraph-count="43" meta:word-count="322" meta:character-count="2038" meta:non-whitespace-character-count="1752"/>
    <meta:generator>LibreOffice/7.6.0.3$Windows_X86_64 LibreOffice_project/69edd8b8ebc41d00b4de3915dc82f8f0fc3b6265</meta:generator>
  </office:meta>
</office:document-meta>
</file>